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4.483cm" svg:height="8.526cm" svg:x="0.11cm" svg:y="17.212cm">
            <draw:object draw:notify-on-update-of-ranges="Planilha1.E3:Planilha1.E8 Planilha1.D3:Planilha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143cm" svg:height="7.393cm" svg:x="14.886cm" svg:y="18.375cm">
            <draw:object draw:notify-on-update-of-ranges="Planilha1.J3:Planilha1.J8 Planilha1.I3:Planilha1.I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483cm" svg:height="8.526cm" svg:x="27.59cm" svg:y="18.036cm">
            <draw:object draw:notify-on-update-of-ranges="Planilha1.P3:Planilha1.P8 Planilha1.O3:Planilha1.O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483cm" svg:height="8.526cm" svg:x="0.001cm" svg:y="8.128cm">
            <draw:object draw:notify-on-update-of-ranges="Planilha1.E10:Planilha1.E15 Planilha1.D10:Planilha1.D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.133cm" svg:height="7.862cm" svg:x="15.777cm" svg:y="8.898cm">
            <draw:object draw:notify-on-update-of-ranges="Planilha1.J10:Planilha1.J15 Planilha1.I10:Planilha1.I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.483cm" svg:height="8.526cm" svg:x="29.049cm" svg:y="8.42cm">
            <draw:object draw:notify-on-update-of-ranges="Planilha1.P10:Planilha1.P15 Planilha1.O10:Planilha1.O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R=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=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+H2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u/d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u/dy</text:p>
          </table:table-cell>
          <table:table-cell/>
          <table:table-cell office:value-type="string" calcext:value-type="string">
            <text:p>CM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u/dy</text:p>
          </table:table-cell>
        </table:table-row>
        <table:table-row table:style-name="ro1">
          <table:table-cell/>
          <table:table-cell office:value-type="float" office:value="42.49" calcext:value-type="float">
            <text:p>42,49</text:p>
          </table:table-cell>
          <table:table-cell office:value-type="float" office:value="46.029" calcext:value-type="float">
            <text:p>46,029</text:p>
          </table:table-cell>
          <table:table-cell table:formula="of:=0.0287*([.C3]-7)" office:value-type="float" office:value="1.1201323" calcext:value-type="float">
            <text:p>1,1201323</text:p>
          </table:table-cell>
          <table:table-cell table:formula="of:=16 * (20/[.B3])/2.04" office:value-type="float" office:value="3.6917567686053" calcext:value-type="float">
            <text:p>3,6917567686053</text:p>
          </table:table-cell>
          <table:table-cell/>
          <table:table-cell office:value-type="float" office:value="22.45" calcext:value-type="float">
            <text:p>22,45</text:p>
          </table:table-cell>
          <table:table-cell office:value-type="float" office:value="19.562" calcext:value-type="float">
            <text:p>19,562</text:p>
          </table:table-cell>
          <table:table-cell table:formula="of:=0.0287*([.H3]-7)" office:value-type="float" office:value="0.3605294" calcext:value-type="float">
            <text:p>0,3605294</text:p>
          </table:table-cell>
          <table:table-cell table:formula="of:=16 * (20/[.G3])/2.04" office:value-type="float" office:value="6.98720468142714" calcext:value-type="float">
            <text:p>6,98720468142714</text:p>
          </table:table-cell>
          <table:table-cell table:number-columns-repeated="2"/>
          <table:table-cell table:formula="of:=60+4.46" office:value-type="float" office:value="64.46" calcext:value-type="float">
            <text:p>64,46</text:p>
          </table:table-cell>
          <table:table-cell office:value-type="float" office:value="19.562" calcext:value-type="float">
            <text:p>19,562</text:p>
          </table:table-cell>
          <table:table-cell table:formula="of:=0.0287*([.N3]-7)" office:value-type="float" office:value="0.3605294" calcext:value-type="float">
            <text:p>0,3605294</text:p>
          </table:table-cell>
          <table:table-cell table:formula="of:=16 * (20/[.M3])/2.04" office:value-type="float" office:value="2.4334896850456" calcext:value-type="float">
            <text:p>2,4334896850456</text:p>
          </table:table-cell>
        </table:table-row>
        <table:table-row table:style-name="ro1">
          <table:table-cell/>
          <table:table-cell office:value-type="float" office:value="43.7" calcext:value-type="float">
            <text:p>43,7</text:p>
          </table:table-cell>
          <table:table-cell office:value-type="float" office:value="59.556" calcext:value-type="float">
            <text:p>59,556</text:p>
          </table:table-cell>
          <table:table-cell table:formula="of:=0.0287*([.C4]-7)" office:value-type="float" office:value="1.5083572" calcext:value-type="float">
            <text:p>1,5083572</text:p>
          </table:table-cell>
          <table:table-cell table:formula="of:=16 * (20/[.B4])/2.04" office:value-type="float" office:value="3.5895365010993" calcext:value-type="float">
            <text:p>3,5895365010993</text:p>
          </table:table-cell>
          <table:table-cell/>
          <table:table-cell office:value-type="float" office:value="13.83" calcext:value-type="float">
            <text:p>13,83</text:p>
          </table:table-cell>
          <table:table-cell office:value-type="float" office:value="27.013" calcext:value-type="float">
            <text:p>27,013</text:p>
          </table:table-cell>
          <table:table-cell table:formula="of:=0.0287*([.H4]-7)" office:value-type="float" office:value="0.5743731" calcext:value-type="float">
            <text:p>0,5743731</text:p>
          </table:table-cell>
          <table:table-cell table:formula="of:=16 * (20/[.G4])/2.04" office:value-type="float" office:value="11.3422086115719" calcext:value-type="float">
            <text:p>11,3422086115719</text:p>
          </table:table-cell>
          <table:table-cell table:number-columns-repeated="2"/>
          <table:table-cell office:value-type="float" office:value="37.37" calcext:value-type="float">
            <text:p>37,37</text:p>
          </table:table-cell>
          <table:table-cell office:value-type="float" office:value="27.013" calcext:value-type="float">
            <text:p>27,013</text:p>
          </table:table-cell>
          <table:table-cell table:formula="of:=0.0287*([.N4]-7)" office:value-type="float" office:value="0.5743731" calcext:value-type="float">
            <text:p>0,5743731</text:p>
          </table:table-cell>
          <table:table-cell table:formula="of:=16 * (20/[.M4])/2.04" office:value-type="float" office:value="4.19755807059243" calcext:value-type="float">
            <text:p>4,19755807059243</text:p>
          </table:table-cell>
        </table:table-row>
        <table:table-row table:style-name="ro1">
          <table:table-cell/>
          <table:table-cell office:value-type="float" office:value="42.4" calcext:value-type="float">
            <text:p>42,4</text:p>
          </table:table-cell>
          <table:table-cell office:value-type="float" office:value="65.832" calcext:value-type="float">
            <text:p>65,832</text:p>
          </table:table-cell>
          <table:table-cell table:formula="of:=0.0287*([.C5]-7)" office:value-type="float" office:value="1.6884784" calcext:value-type="float">
            <text:p>1,6884784</text:p>
          </table:table-cell>
          <table:table-cell table:formula="of:=16 * (20/[.B5])/2.04" office:value-type="float" office:value="3.69959304476508" calcext:value-type="float">
            <text:p>3,69959304476508</text:p>
          </table:table-cell>
          <table:table-cell/>
          <table:table-cell office:value-type="float" office:value="8.16" calcext:value-type="float">
            <text:p>8,16</text:p>
          </table:table-cell>
          <table:table-cell office:value-type="float" office:value="46.029" calcext:value-type="float">
            <text:p>46,029</text:p>
          </table:table-cell>
          <table:table-cell table:formula="of:=0.0287*([.H5]-7)" office:value-type="float" office:value="1.1201323" calcext:value-type="float">
            <text:p>1,1201323</text:p>
          </table:table-cell>
          <table:table-cell table:formula="of:=16 * (20/[.G5])/2.04" office:value-type="float" office:value="19.2233756247597" calcext:value-type="float">
            <text:p>19,2233756247597</text:p>
          </table:table-cell>
          <table:table-cell table:number-columns-repeated="2"/>
          <table:table-cell office:value-type="float" office:value="20.3" calcext:value-type="float">
            <text:p>20,3</text:p>
          </table:table-cell>
          <table:table-cell office:value-type="float" office:value="46.029" calcext:value-type="float">
            <text:p>46,029</text:p>
          </table:table-cell>
          <table:table-cell table:formula="of:=0.0287*([.N5]-7)" office:value-type="float" office:value="1.1201323" calcext:value-type="float">
            <text:p>1,1201323</text:p>
          </table:table-cell>
          <table:table-cell table:formula="of:=16 * (20/[.M5])/2.04" office:value-type="float" office:value="7.72722882256351" calcext:value-type="float">
            <text:p>7,72722882256351</text:p>
          </table:table-cell>
        </table:table-row>
        <table:table-row table:style-name="ro1">
          <table:table-cell/>
          <table:table-cell office:value-type="float" office:value="44.41" calcext:value-type="float">
            <text:p>44,41</text:p>
          </table:table-cell>
          <table:table-cell office:value-type="float" office:value="65.649" calcext:value-type="float">
            <text:p>65,649</text:p>
          </table:table-cell>
          <table:table-cell table:formula="of:=0.0287*([.C6]-7)" office:value-type="float" office:value="1.6832263" calcext:value-type="float">
            <text:p>1,6832263</text:p>
          </table:table-cell>
          <table:table-cell table:formula="of:=16 * (20/[.B6])/2.04" office:value-type="float" office:value="3.53214918032063" calcext:value-type="float">
            <text:p>3,53214918032063</text:p>
          </table:table-cell>
          <table:table-cell/>
          <table:table-cell office:value-type="float" office:value="6.48" calcext:value-type="float">
            <text:p>6,48</text:p>
          </table:table-cell>
          <table:table-cell office:value-type="float" office:value="59.566" calcext:value-type="float">
            <text:p>59,566</text:p>
          </table:table-cell>
          <table:table-cell table:formula="of:=0.0287*([.H6]-7)" office:value-type="float" office:value="1.5086442" calcext:value-type="float">
            <text:p>1,5086442</text:p>
          </table:table-cell>
          <table:table-cell table:formula="of:=16 * (20/[.G6])/2.04" office:value-type="float" office:value="24.2072137496974" calcext:value-type="float">
            <text:p>24,207213749697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9.566" calcext:value-type="float">
            <text:p>59,566</text:p>
          </table:table-cell>
          <table:table-cell table:formula="of:=0.0287*([.N6]-7)" office:value-type="float" office:value="1.5086442" calcext:value-type="float">
            <text:p>1,5086442</text:p>
          </table:table-cell>
          <table:table-cell table:formula="of:=16 * (20/[.M6])/2.04" office:value-type="float" office:value="11.2044817927171" calcext:value-type="float">
            <text:p>11,2044817927171</text:p>
          </table:table-cell>
        </table:table-row>
        <table:table-row table:style-name="ro1">
          <table:table-cell/>
          <table:table-cell office:value-type="float" office:value="38.25" calcext:value-type="float">
            <text:p>38,25</text:p>
          </table:table-cell>
          <table:table-cell office:value-type="float" office:value="85.141" calcext:value-type="float">
            <text:p>85,141</text:p>
          </table:table-cell>
          <table:table-cell table:formula="of:=0.0287*([.C7]-7)" office:value-type="float" office:value="2.2426467" calcext:value-type="float">
            <text:p>2,2426467</text:p>
          </table:table-cell>
          <table:table-cell table:formula="of:=16 * (20/[.B7])/2.04" office:value-type="float" office:value="4.10098679994874" calcext:value-type="float">
            <text:p>4,10098679994874</text:p>
          </table:table-cell>
          <table:table-cell/>
          <table:table-cell office:value-type="float" office:value="5.99" calcext:value-type="float">
            <text:p>5,99</text:p>
          </table:table-cell>
          <table:table-cell office:value-type="float" office:value="65.671" calcext:value-type="float">
            <text:p>65,671</text:p>
          </table:table-cell>
          <table:table-cell table:formula="of:=0.0287*([.H7]-7)" office:value-type="float" office:value="1.6838577" calcext:value-type="float">
            <text:p>1,6838577</text:p>
          </table:table-cell>
          <table:table-cell table:formula="of:=16 * (20/[.G7])/2.04" office:value-type="float" office:value="26.187436577302" calcext:value-type="float">
            <text:p>26,187436577302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office:value-type="float" office:value="65.649" calcext:value-type="float">
            <text:p>65,649</text:p>
          </table:table-cell>
          <table:table-cell table:formula="of:=0.0287*([.N7]-7)" office:value-type="float" office:value="1.6832263" calcext:value-type="float">
            <text:p>1,6832263</text:p>
          </table:table-cell>
          <table:table-cell table:formula="of:=16 * (20/[.M7])/2.04" office:value-type="float" office:value="11.3668655868144" calcext:value-type="float">
            <text:p>11,3668655868144</text:p>
          </table:table-cell>
        </table:table-row>
        <table:table-row table:style-name="ro1">
          <table:table-cell/>
          <table:table-cell office:value-type="float" office:value="34.79" calcext:value-type="float">
            <text:p>34,79</text:p>
          </table:table-cell>
          <table:table-cell office:value-type="float" office:value="98.678" calcext:value-type="float">
            <text:p>98,678</text:p>
          </table:table-cell>
          <table:table-cell table:formula="of:=0.0287*([.C8]-7)" office:value-type="float" office:value="2.6311586" calcext:value-type="float">
            <text:p>2,6311586</text:p>
          </table:table-cell>
          <table:table-cell table:formula="of:=16 * (20/[.B8])/2.04" office:value-type="float" office:value="4.50884579183786" calcext:value-type="float">
            <text:p>4,50884579183786</text:p>
          </table:table-cell>
          <table:table-cell/>
          <table:table-cell office:value-type="float" office:value="4.46" calcext:value-type="float">
            <text:p>4,46</text:p>
          </table:table-cell>
          <table:table-cell office:value-type="float" office:value="79.208" calcext:value-type="float">
            <text:p>79,208</text:p>
          </table:table-cell>
          <table:table-cell table:formula="of:=0.0287*([.H8]-7)" office:value-type="float" office:value="2.0723696" calcext:value-type="float">
            <text:p>2,0723696</text:p>
          </table:table-cell>
          <table:table-cell table:formula="of:=16 * (20/[.G8])/2.04" office:value-type="float" office:value="35.1710190802778" calcext:value-type="float">
            <text:p>35,171019080277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9.369" calcext:value-type="float">
            <text:p>79,369</text:p>
          </table:table-cell>
          <table:table-cell table:formula="of:=0.0287*([.N8]-7)" office:value-type="float" office:value="2.0769903" calcext:value-type="float">
            <text:p>2,0769903</text:p>
          </table:table-cell>
          <table:table-cell table:formula="of:=16 * (20/[.M8])/2.04" office:value-type="float" office:value="14.2602495543672" calcext:value-type="float">
            <text:p>14,2602495543672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formula="of:=LN([.D3])" office:value-type="float" office:value="0.113446803330795" calcext:value-type="float">
            <text:p>0,113446803330795</text:p>
          </table:table-cell>
          <table:table-cell table:formula="of:=LN([.E3])" office:value-type="float" office:value="1.30610243381093" calcext:value-type="float">
            <text:p>1,30610243381093</text:p>
          </table:table-cell>
          <table:table-cell table:number-columns-repeated="3"/>
          <table:table-cell table:formula="of:=LN([.I3])" office:value-type="float" office:value="-1.02018177218437" calcext:value-type="float">
            <text:p>-1,02018177218437</text:p>
          </table:table-cell>
          <table:table-cell table:formula="of:=LN([.J3])" office:value-type="float" office:value="1.94408057374938" calcext:value-type="float">
            <text:p>1,94408057374938</text:p>
          </table:table-cell>
          <table:table-cell table:number-columns-repeated="4"/>
          <table:table-cell table:formula="of:=LN([.O3])" office:value-type="float" office:value="-1.02018177218437" calcext:value-type="float">
            <text:p>-1,02018177218437</text:p>
          </table:table-cell>
          <table:table-cell table:formula="of:=LN([.P3])" office:value-type="float" office:value="0.889326311550355" calcext:value-type="float">
            <text:p>0,889326311550355</text:p>
          </table:table-cell>
        </table:table-row>
        <table:table-row table:style-name="ro1">
          <table:table-cell table:number-columns-repeated="3"/>
          <table:table-cell table:formula="of:=LN([.D4])" office:value-type="float" office:value="0.411021111563014" calcext:value-type="float">
            <text:p>0,411021111563014</text:p>
          </table:table-cell>
          <table:table-cell table:formula="of:=LN([.E4])" office:value-type="float" office:value="1.2780230858361" calcext:value-type="float">
            <text:p>1,2780230858361</text:p>
          </table:table-cell>
          <table:table-cell table:number-columns-repeated="3"/>
          <table:table-cell table:formula="of:=LN([.I4])" office:value-type="float" office:value="-0.554476093821073" calcext:value-type="float">
            <text:p>-0,554476093821073</text:p>
          </table:table-cell>
          <table:table-cell table:formula="of:=LN([.J4])" office:value-type="float" office:value="2.42853104226098" calcext:value-type="float">
            <text:p>2,42853104226098</text:p>
          </table:table-cell>
          <table:table-cell table:number-columns-repeated="4"/>
          <table:table-cell table:formula="of:=LN([.O4])" office:value-type="float" office:value="-0.554476093821073" calcext:value-type="float">
            <text:p>-0,554476093821073</text:p>
          </table:table-cell>
          <table:table-cell table:formula="of:=LN([.P4])" office:value-type="float" office:value="1.43450294444025" calcext:value-type="float">
            <text:p>1,43450294444025</text:p>
          </table:table-cell>
        </table:table-row>
        <table:table-row table:style-name="ro1">
          <table:table-cell table:number-columns-repeated="3"/>
          <table:table-cell table:formula="of:=LN([.D5])" office:value-type="float" office:value="0.523827768342354" calcext:value-type="float">
            <text:p>0,523827768342354</text:p>
          </table:table-cell>
          <table:table-cell table:formula="of:=LN([.E5])" office:value-type="float" office:value="1.30822282569974" calcext:value-type="float">
            <text:p>1,30822282569974</text:p>
          </table:table-cell>
          <table:table-cell table:number-columns-repeated="3"/>
          <table:table-cell table:formula="of:=LN([.I5])" office:value-type="float" office:value="0.113446803330795" calcext:value-type="float">
            <text:p>0,113446803330795</text:p>
          </table:table-cell>
          <table:table-cell table:formula="of:=LN([.J5])" office:value-type="float" office:value="2.95612701896163" calcext:value-type="float">
            <text:p>2,95612701896163</text:p>
          </table:table-cell>
          <table:table-cell table:number-columns-repeated="4"/>
          <table:table-cell table:formula="of:=LN([.O5])" office:value-type="float" office:value="0.113446803330795" calcext:value-type="float">
            <text:p>0,113446803330795</text:p>
          </table:table-cell>
          <table:table-cell table:formula="of:=LN([.P5])" office:value-type="float" office:value="2.04475030188991" calcext:value-type="float">
            <text:p>2,04475030188991</text:p>
          </table:table-cell>
        </table:table-row>
        <table:table-row table:style-name="ro1">
          <table:table-cell table:number-columns-repeated="3"/>
          <table:table-cell table:formula="of:=LN([.D6])" office:value-type="float" office:value="0.520712368439185" calcext:value-type="float">
            <text:p>0,520712368439185</text:p>
          </table:table-cell>
          <table:table-cell table:formula="of:=LN([.E6])" office:value-type="float" office:value="1.26190651863364" calcext:value-type="float">
            <text:p>1,26190651863364</text:p>
          </table:table-cell>
          <table:table-cell table:number-columns-repeated="3"/>
          <table:table-cell table:formula="of:=LN([.I6])" office:value-type="float" office:value="0.41121136669572" calcext:value-type="float">
            <text:p>0,41121136669572</text:p>
          </table:table-cell>
          <table:table-cell table:formula="of:=LN([.J6])" office:value-type="float" office:value="3.18665067757346" calcext:value-type="float">
            <text:p>3,18665067757346</text:p>
          </table:table-cell>
          <table:table-cell table:number-columns-repeated="4"/>
          <table:table-cell table:formula="of:=LN([.O6])" office:value-type="float" office:value="0.41121136669572" calcext:value-type="float">
            <text:p>0,41121136669572</text:p>
          </table:table-cell>
          <table:table-cell table:formula="of:=LN([.P6])" office:value-type="float" office:value="2.41631385832239" calcext:value-type="float">
            <text:p>2,41631385832239</text:p>
          </table:table-cell>
        </table:table-row>
        <table:table-row table:style-name="ro1">
          <table:table-cell table:number-columns-repeated="3"/>
          <table:table-cell table:formula="of:=LN([.D7])" office:value-type="float" office:value="0.807656730871347" calcext:value-type="float">
            <text:p>0,807656730871347</text:p>
          </table:table-cell>
          <table:table-cell table:formula="of:=LN([.E7])" office:value-type="float" office:value="1.4112276276651" calcext:value-type="float">
            <text:p>1,4112276276651</text:p>
          </table:table-cell>
          <table:table-cell table:number-columns-repeated="3"/>
          <table:table-cell table:formula="of:=LN([.I7])" office:value-type="float" office:value="0.52108741106206" calcext:value-type="float">
            <text:p>0,52108741106206</text:p>
          </table:table-cell>
          <table:table-cell table:formula="of:=LN([.J7])" office:value-type="float" office:value="3.26527977581029" calcext:value-type="float">
            <text:p>3,26527977581029</text:p>
          </table:table-cell>
          <table:table-cell table:number-columns-repeated="4"/>
          <table:table-cell table:formula="of:=LN([.O7])" office:value-type="float" office:value="0.520712368439185" calcext:value-type="float">
            <text:p>0,520712368439185</text:p>
          </table:table-cell>
          <table:table-cell table:formula="of:=LN([.P7])" office:value-type="float" office:value="2.43070259577449" calcext:value-type="float">
            <text:p>2,43070259577449</text:p>
          </table:table-cell>
        </table:table-row>
        <table:table-row table:style-name="ro1">
          <table:table-cell table:number-columns-repeated="3"/>
          <table:table-cell table:formula="of:=LN([.D8])" office:value-type="float" office:value="0.967424281503191" calcext:value-type="float">
            <text:p>0,967424281503191</text:p>
          </table:table-cell>
          <table:table-cell table:formula="of:=LN([.E8])" office:value-type="float" office:value="1.5060411987738" calcext:value-type="float">
            <text:p>1,5060411987738</text:p>
          </table:table-cell>
          <table:table-cell table:number-columns-repeated="3"/>
          <table:table-cell table:formula="of:=LN([.I8])" office:value-type="float" office:value="0.728692686868084" calcext:value-type="float">
            <text:p>0,728692686868084</text:p>
          </table:table-cell>
          <table:table-cell table:formula="of:=LN([.J8])" office:value-type="float" office:value="3.56022242190567" calcext:value-type="float">
            <text:p>3,56022242190567</text:p>
          </table:table-cell>
          <table:table-cell table:number-columns-repeated="4"/>
          <table:table-cell table:formula="of:=LN([.O8])" office:value-type="float" office:value="0.73091987468567" calcext:value-type="float">
            <text:p>0,73091987468567</text:p>
          </table:table-cell>
          <table:table-cell table:formula="of:=LN([.P8])" office:value-type="float" office:value="2.65747591513928" calcext:value-type="float">
            <text:p>2,65747591513928</text:p>
          </table:table-cell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3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00:24:26.401000000</dc:date>
    <dc:creator>Luiz Dembicki</dc:creator>
    <meta:editing-duration>PT43M43S</meta:editing-duration>
    <meta:editing-cycles>5</meta:editing-cycles>
    <meta:generator>LibreOffice/7.3.4.2$Windows_X86_64 LibreOffice_project/728fec16bd5f605073805c3c9e7c4212a0120dc5</meta:generator>
    <meta:document-statistic meta:table-count="1" meta:cell-count="127" meta:object-count="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0000"/>
    </style:style>
    <style:style style:name="ch11" style:family="chart" style:data-style-name="N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84cm" svg:height="8.527cm" xlink:href=".." xlink:type="simple" chart:class="chart:scatter" chart:column-mapping="1 0" chart:style-name="ch1">
        <chart:title svg:x="5.77cm" svg:y="0.306cm" chart:style-name="ch2">
          <text:p>Amido + Água</text:p>
        </chart:title>
        <chart:plot-area chart:style-name="ch3" table:cell-range-address="Planilha1.D3:Planilha1.E8" svg:x="0.905cm" svg:y="0.979cm" svg:width="11.984cm" svg:height="6.379cm">
          <chart:coordinate-region svg:x="1.632cm" svg:y="1.179cm" svg:width="11.018cm" svg:height="5.532cm"/>
          <chart:axis chart:dimension="x" chart:name="primary-x" chart:style-name="ch4">
            <chart:title svg:x="6.443cm" svg:y="7.528cm" chart:style-name="ch5">
              <text:p>du/dy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056cm" svg:y="4.596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lanilha1.D3:Planilha1.D8" chart:class="chart:scatter">
            <chart:domain table:cell-range-address="Planilha1.E3:Planilha1.E8"/>
            <chart:regression-curve chart:style-name="ch10">
              <chart:equation chart:display-equation="true" chart:display-r-square="false" svg:x="8.783cm" svg:y="3.237cm" chart:style-name="ch11"/>
            </chart:regression-curve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917567686053">
                <text:p>3.6917567686053</text:p>
                <draw:g>
                  <svg:desc>Planilha1.E3:Planilha1.E8</svg:desc>
                </draw:g>
              </table:table-cell>
              <table:table-cell office:value-type="float" office:value="1.1201323">
                <text:p>1.1201323</text:p>
                <draw:g>
                  <svg:desc>Planilha1.D3:Planilha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895365010993">
                <text:p>3.5895365010993</text:p>
              </table:table-cell>
              <table:table-cell office:value-type="float" office:value="1.5083572">
                <text:p>1.5083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9959304476508">
                <text:p>3.69959304476508</text:p>
              </table:table-cell>
              <table:table-cell office:value-type="float" office:value="1.6884784">
                <text:p>1.6884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3214918032063">
                <text:p>3.53214918032063</text:p>
              </table:table-cell>
              <table:table-cell office:value-type="float" office:value="1.6832263">
                <text:p>1.6832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0098679994874">
                <text:p>4.10098679994874</text:p>
              </table:table-cell>
              <table:table-cell office:value-type="float" office:value="2.2426467">
                <text:p>2.2426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0884579183786">
                <text:p>4.50884579183786</text:p>
              </table:table-cell>
              <table:table-cell office:value-type="float" office:value="2.6311586">
                <text:p>2.6311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44cm" svg:height="7.394cm" xlink:href=".." xlink:type="simple" chart:class="chart:scatter" chart:column-mapping="1 0" chart:style-name="ch1">
        <chart:title svg:x="5.602cm" svg:y="0.283cm" chart:style-name="ch2">
          <text:p>Glicerina</text:p>
        </chart:title>
        <chart:plot-area chart:style-name="ch3" table:cell-range-address="Planilha1.I3:Planilha1.J8" svg:x="0.69cm" svg:y="0.156cm" svg:width="10.663cm" svg:height="6.71cm">
          <chart:coordinate-region svg:x="1.417cm" svg:y="0.356cm" svg:width="9.749cm" svg:height="5.863cm"/>
          <chart:axis chart:dimension="x" chart:name="primary-x" chart:style-name="ch4">
            <chart:title svg:x="5.567cm" svg:y="6.834cm" chart:style-name="ch5">
              <text:p>du/dy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5cm" svg:y="3.752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lanilha1.I3:Planilha1.I8" chart:class="chart:scatter">
            <chart:domain table:cell-range-address="Planilha1.J3:Planilha1.J8"/>
            <chart:regression-curve chart:style-name="ch10">
              <chart:equation chart:display-equation="true" chart:display-r-square="false" svg:x="7.719cm" svg:y="2.458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98720468142714">
                <text:p>6.98720468142714</text:p>
                <draw:g>
                  <svg:desc>Planilha1.J3:Planilha1.J8</svg:desc>
                </draw:g>
              </table:table-cell>
              <table:table-cell office:value-type="float" office:value="0.3605294">
                <text:p>0.3605294</text:p>
                <draw:g>
                  <svg:desc>Planilha1.I3:Planilha1.I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422086115719">
                <text:p>11.3422086115719</text:p>
              </table:table-cell>
              <table:table-cell office:value-type="float" office:value="0.5743731">
                <text:p>0.574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2233756247597">
                <text:p>19.2233756247597</text:p>
              </table:table-cell>
              <table:table-cell office:value-type="float" office:value="1.1201323">
                <text:p>1.1201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2072137496974">
                <text:p>24.2072137496974</text:p>
              </table:table-cell>
              <table:table-cell office:value-type="float" office:value="1.5086442">
                <text:p>1.5086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187436577302">
                <text:p>26.187436577302</text:p>
              </table:table-cell>
              <table:table-cell office:value-type="float" office:value="1.6838577">
                <text:p>1.6838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1710190802778">
                <text:p>35.1710190802778</text:p>
              </table:table-cell>
              <table:table-cell office:value-type="float" office:value="2.0723696">
                <text:p>2.0723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800080"/>
    </style:style>
    <style:style style:name="ch11" style:family="chart" style:data-style-name="N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84cm" svg:height="8.527cm" xlink:href=".." xlink:type="simple" chart:class="chart:scatter" chart:column-mapping="1 0" chart:style-name="ch1">
        <chart:title svg:x="6.656cm" svg:y="0.306cm" chart:style-name="ch2">
          <text:p>CMC</text:p>
        </chart:title>
        <chart:plot-area chart:style-name="ch3" table:cell-range-address="Planilha1.O3:Planilha1.P8" svg:x="0.905cm" svg:y="0.98cm" svg:width="11.931cm" svg:height="6.378cm">
          <chart:coordinate-region svg:x="1.632cm" svg:y="1.179cm" svg:width="11.018cm" svg:height="5.532cm"/>
          <chart:axis chart:dimension="x" chart:name="primary-x" chart:style-name="ch4">
            <chart:title svg:x="6.416cm" svg:y="7.528cm" chart:style-name="ch5">
              <text:p>du/dy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056cm" svg:y="4.597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lanilha1.O3:Planilha1.O8" chart:class="chart:scatter">
            <chart:domain table:cell-range-address="Planilha1.P3:Planilha1.P8"/>
            <chart:regression-curve chart:style-name="ch10">
              <chart:equation chart:display-equation="true" chart:display-r-square="false" svg:x="4.022cm" svg:y="1.554cm" chart:style-name="ch11"/>
            </chart:regression-curve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P</text:p>
              </table:table-cell>
              <table:table-cell office:value-type="string">
                <text:p>Coluna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334896850456">
                <text:p>2.4334896850456</text:p>
                <draw:g>
                  <svg:desc>Planilha1.P3:Planilha1.P8</svg:desc>
                </draw:g>
              </table:table-cell>
              <table:table-cell office:value-type="float" office:value="0.3605294">
                <text:p>0.3605294</text:p>
                <draw:g>
                  <svg:desc>Planilha1.O3:Planilha1.O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9755807059243">
                <text:p>4.19755807059243</text:p>
              </table:table-cell>
              <table:table-cell office:value-type="float" office:value="0.5743731">
                <text:p>0.574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2722882256351">
                <text:p>7.72722882256351</text:p>
              </table:table-cell>
              <table:table-cell office:value-type="float" office:value="1.1201323">
                <text:p>1.1201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044817927171">
                <text:p>11.2044817927171</text:p>
              </table:table-cell>
              <table:table-cell office:value-type="float" office:value="1.5086442">
                <text:p>1.5086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668655868144">
                <text:p>11.3668655868144</text:p>
              </table:table-cell>
              <table:table-cell office:value-type="float" office:value="1.6832263">
                <text:p>1.6832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602495543672">
                <text:p>14.2602495543672</text:p>
              </table:table-cell>
              <table:table-cell office:value-type="float" office:value="2.0769903">
                <text:p>2.0769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 style:data-style-name="N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84cm" svg:height="8.527cm" xlink:href=".." xlink:type="simple" chart:class="chart:scatter" chart:column-mapping="1 0" chart:style-name="ch1">
        <chart:title svg:x="5.77cm" svg:y="0.306cm" chart:style-name="ch2">
          <text:p>Amido + Água</text:p>
        </chart:title>
        <chart:plot-area chart:style-name="ch3" table:cell-range-address="Planilha1.D10:Planilha1.E15" svg:x="0.905cm" svg:y="0.979cm" svg:width="12.077cm" svg:height="6.379cm">
          <chart:coordinate-region svg:x="1.632cm" svg:y="1.179cm" svg:width="11.018cm" svg:height="5.532cm"/>
          <chart:axis chart:dimension="x" chart:name="primary-x" chart:style-name="ch4">
            <chart:title svg:x="6.489cm" svg:y="7.528cm" chart:style-name="ch5">
              <text:p>du/dy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056cm" svg:y="4.596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lanilha1.D10:Planilha1.D15" chart:class="chart:scatter">
            <chart:domain table:cell-range-address="Planilha1.E10:Planilha1.E15"/>
            <chart:regression-curve chart:style-name="ch10">
              <chart:equation chart:display-equation="true" chart:display-r-square="false" svg:x="8.783cm" svg:y="3.237cm" chart:style-name="ch11"/>
            </chart:regression-curve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0610243381093">
                <text:p>1.30610243381093</text:p>
                <draw:g>
                  <svg:desc>Planilha1.E10:Planilha1.E15</svg:desc>
                </draw:g>
              </table:table-cell>
              <table:table-cell office:value-type="float" office:value="0.113446803330795">
                <text:p>0.113446803330795</text:p>
                <draw:g>
                  <svg:desc>Planilha1.D10:Planilha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80230858361">
                <text:p>1.2780230858361</text:p>
              </table:table-cell>
              <table:table-cell office:value-type="float" office:value="0.411021111563014">
                <text:p>0.411021111563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822282569974">
                <text:p>1.30822282569974</text:p>
              </table:table-cell>
              <table:table-cell office:value-type="float" office:value="0.523827768342354">
                <text:p>0.523827768342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190651863364">
                <text:p>1.26190651863364</text:p>
              </table:table-cell>
              <table:table-cell office:value-type="float" office:value="0.520712368439185">
                <text:p>0.520712368439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12276276651">
                <text:p>1.4112276276651</text:p>
              </table:table-cell>
              <table:table-cell office:value-type="float" office:value="0.807656730871347">
                <text:p>0.807656730871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60411987738">
                <text:p>1.5060411987738</text:p>
              </table:table-cell>
              <table:table-cell office:value-type="float" office:value="0.967424281503191">
                <text:p>0.9674242815031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134cm" svg:height="7.863cm" xlink:href=".." xlink:type="simple" chart:class="chart:scatter" chart:column-mapping="1 0" chart:style-name="ch1">
        <chart:title svg:x="5.597cm" svg:y="0.293cm" chart:style-name="ch2">
          <text:p>Glicerina</text:p>
        </chart:title>
        <chart:plot-area chart:style-name="ch3" table:cell-range-address="Planilha1.I10:Planilha1.J15" svg:x="0.582cm" svg:y="0.179cm" svg:width="10.813cm" svg:height="6.632cm">
          <chart:coordinate-region svg:x="1.415cm" svg:y="0.378cm" svg:width="9.741cm" svg:height="6.234cm"/>
          <chart:axis chart:dimension="x" chart:name="primary-x" chart:style-name="ch4">
            <chart:title svg:x="5.534cm" svg:y="6.968cm" chart:style-name="ch5">
              <text:p>du/dy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4cm" svg:y="3.989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lanilha1.I10:Planilha1.I15" chart:class="chart:scatter">
            <chart:domain table:cell-range-address="Planilha1.J10:Planilha1.J15"/>
            <chart:regression-curve chart:style-name="ch10">
              <chart:equation chart:display-equation="true" chart:display-r-square="false" svg:x="3.481cm" svg:y="1.264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Colu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4408057374938">
                <text:p>1.94408057374938</text:p>
                <draw:g>
                  <svg:desc>Planilha1.J10:Planilha1.J15</svg:desc>
                </draw:g>
              </table:table-cell>
              <table:table-cell office:value-type="float" office:value="-1.02018177218437">
                <text:p>-1.02018177218437</text:p>
                <draw:g>
                  <svg:desc>Planilha1.I10:Planilha1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2853104226098">
                <text:p>2.42853104226098</text:p>
              </table:table-cell>
              <table:table-cell office:value-type="float" office:value="-0.554476093821073">
                <text:p>-0.554476093821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5612701896163">
                <text:p>2.95612701896163</text:p>
              </table:table-cell>
              <table:table-cell office:value-type="float" office:value="0.113446803330795">
                <text:p>0.113446803330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8665067757346">
                <text:p>3.18665067757346</text:p>
              </table:table-cell>
              <table:table-cell office:value-type="float" office:value="0.41121136669572">
                <text:p>0.41121136669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6527977581029">
                <text:p>3.26527977581029</text:p>
              </table:table-cell>
              <table:table-cell office:value-type="float" office:value="0.52108741106206">
                <text:p>0.52108741106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6022242190567">
                <text:p>3.56022242190567</text:p>
              </table:table-cell>
              <table:table-cell office:value-type="float" office:value="0.728692686868084">
                <text:p>0.7286926868680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00080"/>
    </style:style>
    <style:style style:name="ch11" style:family="chart" style:data-style-name="N2"/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484cm" svg:height="8.527cm" xlink:href=".." xlink:type="simple" chart:class="chart:scatter" chart:column-mapping="1 0" chart:style-name="ch1">
        <chart:title svg:x="6.656cm" svg:y="0.306cm" chart:style-name="ch2">
          <text:p>CMC</text:p>
        </chart:title>
        <chart:plot-area chart:style-name="ch3" table:cell-range-address="Planilha1.O10:Planilha1.P15" svg:x="0.799cm" svg:y="0.98cm" svg:width="12.09cm" svg:height="5.93cm">
          <chart:coordinate-region svg:x="1.632cm" svg:y="1.179cm" svg:width="11.018cm" svg:height="5.532cm"/>
          <chart:axis chart:dimension="x" chart:name="primary-x" chart:style-name="ch4">
            <chart:title svg:x="6.39cm" svg:y="7.08cm" chart:style-name="ch5">
              <text:p>du/dy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cm" svg:y="4.373cm" chart:style-name="ch8">
              <text:p>τ(Pa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lanilha1.O10:Planilha1.O15" chart:class="chart:scatter">
            <chart:domain table:cell-range-address="Planilha1.P10:Planilha1.P15"/>
            <chart:regression-curve chart:style-name="ch10">
              <chart:equation chart:display-equation="true" chart:display-r-square="false" svg:x="4.022cm" svg:y="1.554cm" chart:style-name="ch11"/>
            </chart:regression-curve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P</text:p>
              </table:table-cell>
              <table:table-cell office:value-type="string">
                <text:p>Coluna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9326311550355">
                <text:p>0.889326311550355</text:p>
                <draw:g>
                  <svg:desc>Planilha1.P10:Planilha1.P15</svg:desc>
                </draw:g>
              </table:table-cell>
              <table:table-cell office:value-type="float" office:value="-1.02018177218437">
                <text:p>-1.02018177218437</text:p>
                <draw:g>
                  <svg:desc>Planilha1.O10:Planilha1.O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450294444025">
                <text:p>1.43450294444025</text:p>
              </table:table-cell>
              <table:table-cell office:value-type="float" office:value="-0.554476093821073">
                <text:p>-0.554476093821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475030188991">
                <text:p>2.04475030188991</text:p>
              </table:table-cell>
              <table:table-cell office:value-type="float" office:value="0.113446803330795">
                <text:p>0.113446803330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1631385832239">
                <text:p>2.41631385832239</text:p>
              </table:table-cell>
              <table:table-cell office:value-type="float" office:value="0.41121136669572">
                <text:p>0.41121136669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3070259577449">
                <text:p>2.43070259577449</text:p>
              </table:table-cell>
              <table:table-cell office:value-type="float" office:value="0.520712368439185">
                <text:p>0.520712368439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5747591513928">
                <text:p>2.65747591513928</text:p>
              </table:table-cell>
              <table:table-cell office:value-type="float" office:value="0.73091987468567">
                <text:p>0.730919874685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